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c992" officeooo:paragraph-rsid="0012c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EM3014 Final Project</text:p>
      <text:p text:style-name="P1">Group Members:</text:p>
      <text:p text:style-name="P1"/>
      <text:p text:style-name="P1">Aircraft Info:</text:p>
      <text:p text:style-name="P1">Aircraft Name – Piper J3-40 Cub (1938 Model)</text:p>
      <text:p text:style-name="P1">Aircraft Dry Weight – 578 lbs</text:p>
      <text:p text:style-name="P1">Aircraft Takeoff Weight – 1,000 lbs</text:p>
      <text:p text:style-name="P1">Max Fuel Capacity – 12 Gallons</text:p>
      <text:p text:style-name="P1">Avg Cruise Fuel Burn - </text:p>
      <text:p text:style-name="P1"/>
      <text:p text:style-name="P1">https://www.aopa.org/go-fly/aircraft-and-ownership/aircraft-fact-sheets/piper-j3-c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11:24.085272510</meta:creation-date>
    <dc:date>2023-04-18T11:15:35.322283094</dc:date>
    <meta:editing-duration>PT4M12S</meta:editing-duration>
    <meta:editing-cycles>1</meta:editing-cycles>
    <meta:document-statistic meta:table-count="0" meta:image-count="0" meta:object-count="0" meta:page-count="1" meta:paragraph-count="9" meta:word-count="35" meta:character-count="295" meta:non-whitespace-character-count="264"/>
    <meta:generator>LibreOffice/7.5.0.3$Linux_X86_64 LibreOffice_project/50$Build-3</meta:generator>
  </office:meta>
</office:document-meta>
</file>